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Chapter 11 — Your Weekly Blood Pressure Plan</text:span></text:h>
      <text:p text:style-name="Text_20_body">Lowering blood pressure is not a heroic act. It’s a rhythm.<text:line-break/>A pattern you repeat until the body recognises it and adapts.</text:p>
      <text:p text:style-name="Text_20_body">This weekly plan gives you:</text:p>
      <text:list text:style-name="L1">
        <text:list-item>
          <text:p text:style-name="P1"><text:span text:style-name="Strong_20_Emphasis">A structure</text:span> (so you’re not guessing each day)</text:p>
        </text:list-item>
        <text:list-item>
          <text:p text:style-name="P1"><text:span text:style-name="Strong_20_Emphasis">Small, sustainable habits</text:span></text:p>
        </text:list-item>
        <text:list-item>
          <text:p text:style-name="P1"><text:span text:style-name="Strong_20_Emphasis">Predictable improvements</text:span></text:p>
        </text:list-item>
        <text:list-item>
          <text:p text:style-name="P1"><text:span text:style-name="Strong_20_Emphasis">Room for your own lifestyle</text:span></text:p>
        </text:list-item>
      </text:list>
      <text:p text:style-name="Text_20_body">Follow it for a week. Evaluate. Adjust. Repeat.</text:p>
      <text:p text:style-name="Horizontal_20_Line"/>
      <text:h text:style-name="Heading_20_1" text:outline-level="1"><text:span text:style-name="Strong_20_Emphasis">11.1 The Daily Foundations (Do These Every Day)</text:span></text:h>
      <text:p text:style-name="Text_20_body">These are the non-negotiables — the things that create the baseline.</text:p>
      <text:h text:style-name="Heading_20_3" text:outline-level="3"><text:span text:style-name="Strong_20_Emphasis">Morning</text:span></text:h>
      <text:list text:style-name="L2">
        <text:list-item>
          <text:p text:style-name="P2">Drink 300–500 ml water immediately after waking</text:p>
        </text:list-item>
        <text:list-item>
          <text:p text:style-name="P2">Slow nasal breathing (1–2 minutes)</text:p>
        </text:list-item>
        <text:list-item>
          <text:p text:style-name="P2">Light movement for 2–3 minutes</text:p>
        </text:list-item>
        <text:list-item>
          <text:p text:style-name="P2">Coffee only after water</text:p>
        </text:list-item>
      </text:list>
      <text:h text:style-name="Heading_20_3" text:outline-level="3"><text:span text:style-name="Strong_20_Emphasis">Midday</text:span></text:h>
      <text:list text:style-name="L3">
        <text:list-item>
          <text:p text:style-name="P3">Some movement every hour (30–60 seconds)</text:p>
        </text:list-item>
        <text:list-item>
          <text:p text:style-name="P3">Avoid oversized lunches that cause afternoon lethargy</text:p>
        </text:list-item>
      </text:list>
      <text:h text:style-name="Heading_20_3" text:outline-level="3"><text:span text:style-name="Strong_20_Emphasis">Evening</text:span></text:h>
      <text:list text:style-name="L4">
        <text:list-item>
          <text:p text:style-name="P4">Light evening meal</text:p>
        </text:list-item>
        <text:list-item>
          <text:p text:style-name="P4">Last meal 2–3 hours before sleep</text:p>
        </text:list-item>
        <text:list-item>
          <text:p text:style-name="P4">Magnesium (food or supplement)</text:p>
        </text:list-item>
        <text:list-item>
          <text:p text:style-name="P4">Pre-sleep breathing (2 minutes)</text:p>
        </text:list-item>
      </text:list>
      <text:p text:style-name="Text_20_body">These habits alone can reduce blood pressure across the week by 5–10 points in many people.</text:p>
      <text:p text:style-name="Horizontal_20_Line"/>
      <text:h text:style-name="Heading_20_1" text:outline-level="1"><text:soft-page-break/><text:span text:style-name="Strong_20_Emphasis">11.2 Weekly Structure (The 7-Day Pattern)</text:span></text:h>
      <text:p text:style-name="Text_20_body">This is the model week.<text:line-break/>Modify timings to suit yourself — the principles stay the same.</text:p>
      <text:p text:style-name="Horizontal_20_Line"/>
      <text:h text:style-name="Heading_20_2" text:outline-level="2"><text:span text:style-name="Strong_20_Emphasis">Monday — Reset Day (Circulation + Hydration)</text:span></text:h>
      <text:p text:style-name="Text_20_body">Purpose: clear the system after the weekend.</text:p>
      <text:list text:style-name="L5">
        <text:list-item>
          <text:p text:style-name="P5">Start the day with 500 ml water</text:p>
        </text:list-item>
        <text:list-item>
          <text:p text:style-name="P5">Do the full 5-minute mobility routine</text:p>
        </text:list-item>
        <text:list-item>
          <text:p text:style-name="P5">Eat clean, simple meals</text:p>
        </text:list-item>
        <text:list-item>
          <text:p text:style-name="P5">Evening: magnesium and a warm shower</text:p>
        </text:list-item>
      </text:list>
      <text:p text:style-name="Text_20_body"><text:span text:style-name="Strong_20_Emphasis">Goal:</text:span> Remove stiffness, restore baseline.</text:p>
      <text:p text:style-name="Horizontal_20_Line"/>
      <text:h text:style-name="Heading_20_2" text:outline-level="2"><text:span text:style-name="Strong_20_Emphasis">Tuesday — Lung + Breathing Day</text:span></text:h>
      <text:p text:style-name="Text_20_body">Purpose: improve oxygenation and vagal tone.</text:p>
      <text:list text:style-name="L6">
        <text:list-item>
          <text:p text:style-name="P6">Add one longer breathing session (5–7 minutes)</text:p>
        </text:list-item>
        <text:list-item>
          <text:p text:style-name="P6">Outdoor walk if possible</text:p>
        </text:list-item>
        <text:list-item>
          <text:p text:style-name="P6">Avoid heavy salt today</text:p>
        </text:list-item>
        <text:list-item>
          <text:p text:style-name="P6">Light evening meal</text:p>
        </text:list-item>
      </text:list>
      <text:p text:style-name="Text_20_body"><text:span text:style-name="Strong_20_Emphasis">Goal:</text:span> Teach the body how to relax faster and more reliably.</text:p>
      <text:p text:style-name="Horizontal_20_Line"/>
      <text:h text:style-name="Heading_20_2" text:outline-level="2"><text:span text:style-name="Strong_20_Emphasis">Wednesday — Strength &amp; Circulation Day</text:span></text:h>
      <text:p text:style-name="Text_20_body">Purpose: get blood moving through the big vessels.</text:p>
      <text:list text:style-name="L7">
        <text:list-item>
          <text:p text:style-name="P7">Do the 5-minute mobility sequence twice (morning + afternoon)</text:p>
        </text:list-item>
        <text:list-item>
          <text:p text:style-name="P7">Add very light resistance: water bottles, bands, or bodyweight</text:p>
        </text:list-item>
        <text:list-item>
          <text:p text:style-name="P7">Extra 1–2 cups of water</text:p>
        </text:list-item>
        <text:list-item>
          <text:p text:style-name="P7">Early bed</text:p>
        </text:list-item>
      </text:list>
      <text:p text:style-name="Text_20_body"><text:span text:style-name="Strong_20_Emphasis">Goal:</text:span> Improve vascular flexibility.</text:p>
      <text:p text:style-name="Horizontal_20_Line"/>
      <text:h text:style-name="Heading_20_2" text:outline-level="2"><text:soft-page-break/><text:span text:style-name="Strong_20_Emphasis">Thursday — Kidney Support Day</text:span></text:h>
      <text:p text:style-name="Text_20_body">Purpose: give the filtration system a break.</text:p>
      <text:list text:style-name="L8">
        <text:list-item>
          <text:p text:style-name="P8">Reduce salt to a minimum</text:p>
        </text:list-item>
        <text:list-item>
          <text:p text:style-name="P8">Reduce caffeine (half dose or none)</text:p>
        </text:list-item>
        <text:list-item>
          <text:p text:style-name="P8">Drink water throughout the day</text:p>
        </text:list-item>
        <text:list-item>
          <text:p text:style-name="P8">Eat potassium-rich foods: bananas, spinach, beans, avocados</text:p>
        </text:list-item>
        <text:list-item>
          <text:p text:style-name="P8">Early meal</text:p>
        </text:list-item>
      </text:list>
      <text:p text:style-name="Text_20_body"><text:span text:style-name="Strong_20_Emphasis">Goal:</text:span> Lower fluid pressure and lighten the load on the kidneys.</text:p>
      <text:p text:style-name="Horizontal_20_Line"/>
      <text:h text:style-name="Heading_20_2" text:outline-level="2"><text:span text:style-name="Strong_20_Emphasis">Friday — Stress Downshift Day</text:span></text:h>
      <text:p text:style-name="Text_20_body">Purpose: drop sympathetic tension.</text:p>
      <text:list text:style-name="L9">
        <text:list-item>
          <text:p text:style-name="P9">Focus on slow exhalations (6-second out-breaths)</text:p>
        </text:list-item>
        <text:list-item>
          <text:p text:style-name="P9">Take a 10–15 minute walk after dinner</text:p>
        </text:list-item>
        <text:list-item>
          <text:p text:style-name="P9">Avoid overwork or rushing</text:p>
        </text:list-item>
        <text:list-item>
          <text:p text:style-name="P9">Calm evening routine: warm shower, magnesium, slow breathing</text:p>
        </text:list-item>
      </text:list>
      <text:p text:style-name="Text_20_body"><text:span text:style-name="Strong_20_Emphasis">Goal:</text:span> Enter the weekend with lower baseline BP.</text:p>
      <text:p text:style-name="Horizontal_20_Line"/>
      <text:h text:style-name="Heading_20_2" text:outline-level="2"><text:span text:style-name="Strong_20_Emphasis">Saturday — Light Activity &amp; Enjoyment Day</text:span></text:h>
      <text:p text:style-name="Text_20_body">Purpose: gentle movement + pleasure, without spikes.</text:p>
      <text:list text:style-name="L10">
        <text:list-item>
          <text:p text:style-name="P10">Easy walking, gardening, stretching</text:p>
        </text:list-item>
        <text:list-item>
          <text:p text:style-name="P10">Eat what you enjoy but avoid excess salt</text:p>
        </text:list-item>
        <text:list-item>
          <text:p text:style-name="P10">Hydrate well</text:p>
        </text:list-item>
        <text:list-item>
          <text:p text:style-name="P10">Afternoon: optional nap</text:p>
        </text:list-item>
      </text:list>
      <text:p text:style-name="Text_20_body"><text:span text:style-name="Strong_20_Emphasis">Goal:</text:span> Keep BP steady while enjoying the day.</text:p>
      <text:p text:style-name="Horizontal_20_Line"/>
      <text:h text:style-name="Heading_20_2" text:outline-level="2"><text:span text:style-name="Strong_20_Emphasis">Sunday — Long Recovery Day</text:span></text:h>
      <text:p text:style-name="Text_20_body">Purpose: deep rest and reset.</text:p>
      <text:list text:style-name="L11">
        <text:list-item>
          <text:p text:style-name="P11">No rushing — slow day</text:p>
        </text:list-item>
        <text:list-item>
          <text:p text:style-name="P11">Breathing session (5 minutes)</text:p>
        </text:list-item>
        <text:list-item>
          <text:p text:style-name="P11">Light meals</text:p>
        </text:list-item>
        <text:list-item>
          <text:p text:style-name="P11"><text:soft-page-break/>Digital quiet for 1–2 hours</text:p>
        </text:list-item>
        <text:list-item>
          <text:p text:style-name="P11">Early dinner</text:p>
        </text:list-item>
        <text:list-item>
          <text:p text:style-name="P11">Early sleep</text:p>
        </text:list-item>
      </text:list>
      <text:p text:style-name="Text_20_body"><text:span text:style-name="Strong_20_Emphasis">Goal:</text:span> Prepare the system for the new week.</text:p>
      <text:p text:style-name="Horizontal_20_Line"/>
      <text:h text:style-name="Heading_20_1" text:outline-level="1"><text:span text:style-name="Strong_20_Emphasis">11.3 Why This Weekly Plan Works</text:span></text:h>
      <text:h text:style-name="Heading_20_3" text:outline-level="3"><text:span text:style-name="Strong_20_Emphasis">1. It cycles the body through all the key systems</text:span></text:h>
      <text:list text:style-name="L12">
        <text:list-item>
          <text:p text:style-name="P12">circulation</text:p>
        </text:list-item>
        <text:list-item>
          <text:p text:style-name="P12">hydration</text:p>
        </text:list-item>
        <text:list-item>
          <text:p text:style-name="P12">kidneys</text:p>
        </text:list-item>
        <text:list-item>
          <text:p text:style-name="P12">nervous system</text:p>
        </text:list-item>
        <text:list-item>
          <text:p text:style-name="P12">sleep regulation</text:p>
        </text:list-item>
        <text:list-item>
          <text:p text:style-name="P12">vascular mobility</text:p>
        </text:list-item>
      </text:list>
      <text:p text:style-name="Text_20_body">Each gets its turn.</text:p>
      <text:h text:style-name="Heading_20_3" text:outline-level="3"><text:span text:style-name="Strong_20_Emphasis">2. Nothing is extreme</text:span></text:h>
      <text:p text:style-name="Text_20_body">Your nervous system does not rebel.<text:line-break/>Your body accepts the changes.</text:p>
      <text:h text:style-name="Heading_20_3" text:outline-level="3"><text:span text:style-name="Strong_20_Emphasis">3. It builds momentum</text:span></text:h>
      <text:p text:style-name="Text_20_body">After 7 days, you’ll feel the difference:<text:line-break/>lighter chest, calmer mornings, steadier energy, better sleep.</text:p>
      <text:h text:style-name="Heading_20_3" text:outline-level="3"><text:span text:style-name="Strong_20_Emphasis">4. It’s flexible</text:span></text:h>
      <text:p text:style-name="Text_20_body">You can shift the days around.<text:line-break/>The principle is what matters: <text:span text:style-name="Strong_20_Emphasis">a weekly rhythm</text:span> that lowers pressure.</text:p>
      <text:p text:style-name="Horizontal_20_Line"/>
      <text:h text:style-name="Heading_20_1" text:outline-level="1"><text:span text:style-name="Strong_20_Emphasis">11.4 How to Track Progress (Simple System)</text:span></text:h>
      <text:p text:style-name="Text_20_body">Don’t overcomplicate things.<text:line-break/>Use this simple method:</text:p>
      <text:h text:style-name="Heading_20_3" text:outline-level="3"><text:span text:style-name="Strong_20_Emphasis">Take BP:</text:span></text:h>
      <text:list text:style-name="L13">
        <text:list-item>
          <text:p text:style-name="P13">once in the morning (after sitting 5 minutes)</text:p>
        </text:list-item>
        <text:list-item>
          <text:p text:style-name="P13">once in the evening</text:p>
        </text:list-item>
      </text:list>
      <text:h text:style-name="Heading_20_3" text:outline-level="3"><text:soft-page-break/><text:span text:style-name="Strong_20_Emphasis">Track only three things:</text:span></text:h>
      <text:list text:style-name="L14">
        <text:list-item>
          <text:p text:style-name="P14"><text:span text:style-name="Strong_20_Emphasis">Morning systolic average</text:span></text:p>
        </text:list-item>
        <text:list-item>
          <text:p text:style-name="P14"><text:span text:style-name="Strong_20_Emphasis">Evening systolic average</text:span></text:p>
        </text:list-item>
        <text:list-item>
          <text:p text:style-name="P14"><text:span text:style-name="Strong_20_Emphasis">Difference between morning and evening</text:span></text:p>
        </text:list-item>
      </text:list>
      <text:p text:style-name="Text_20_body">This tells you whether your body is adapting.</text:p>
      <text:h text:style-name="Heading_20_3" text:outline-level="3"><text:span text:style-name="Strong_20_Emphasis">Target pattern:</text:span></text:h>
      <text:list text:style-name="L15">
        <text:list-item>
          <text:p text:style-name="P15">Morning BP: falling gradually</text:p>
        </text:list-item>
        <text:list-item>
          <text:p text:style-name="P15">Evening BP: consistently lower than morning</text:p>
        </text:list-item>
        <text:list-item>
          <text:p text:style-name="P15">Swing: small and predictable</text:p>
        </text:list-item>
      </text:list>
      <text:p text:style-name="Text_20_body">When this pattern stabilises, your risk drops.</text:p>
      <text:p text:style-name="Horizontal_20_Line"/>
      <text:h text:style-name="Heading_20_1" text:outline-level="1"><text:span text:style-name="Strong_20_Emphasis">11.5 Weekly Review (10 Minutes)</text:span></text:h>
      <text:p text:style-name="Text_20_body">Once a week, ask yourself:</text:p>
      <text:list text:style-name="L16">
        <text:list-item>
          <text:p text:style-name="P16">Which days felt easiest?</text:p>
        </text:list-item>
        <text:list-item>
          <text:p text:style-name="P16">Which days felt difficult?</text:p>
        </text:list-item>
        <text:list-item>
          <text:p text:style-name="P16">Which habit made the biggest difference?</text:p>
        </text:list-item>
        <text:list-item>
          <text:p text:style-name="P16">What will I keep next week?</text:p>
        </text:list-item>
        <text:list-item>
          <text:p text:style-name="P16">What will I simplify?</text:p>
        </text:list-item>
      </text:list>
      <text:p text:style-name="Text_20_body">This is how you personalise the system.</text:p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5:31:29.208598021</meta:creation-date>
    <dc:date>2025-11-26T15:32:53.347961181</dc:date>
    <meta:editing-duration>PT1M25S</meta:editing-duration>
    <meta:editing-cycles>1</meta:editing-cycles>
    <meta:document-statistic meta:table-count="0" meta:image-count="0" meta:object-count="0" meta:page-count="5" meta:paragraph-count="116" meta:word-count="726" meta:character-count="4141" meta:non-whitespace-character-count="3594"/>
    <meta:generator>LibreOffice/24.2.7.2$Linux_X86_64 LibreOffice_project/420$Build-2</meta:generator>
  </office:meta>
</office:document-meta>
</file>